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e0f6" officeooo:paragraph-rsid="0019e0f6"/>
    </style:style>
    <style:style style:name="P2" style:family="paragraph" style:parent-style-name="Preformatted_20_Text">
      <style:text-properties fo:font-size="13pt" fo:font-style="italic" style:text-underline-style="solid" style:text-underline-width="auto" style:text-underline-color="font-color" fo:font-weight="bold" officeooo:rsid="0019e0f6" officeooo:paragraph-rsid="0019e0f6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Preformatted_20_Text">
      <style:text-properties fo:font-weight="bold" officeooo:rsid="0019e0f6" officeooo:paragraph-rsid="0019e0f6" style:font-weight-asian="bold" style:font-weight-complex="bold"/>
    </style:style>
    <style:style style:name="P4" style:family="paragraph" style:parent-style-name="Preformatted_20_Text">
      <style:text-properties style:font-name="Liberation Mono" fo:font-size="13pt" fo:font-style="italic" style:text-underline-style="solid" style:text-underline-width="auto" style:text-underline-color="font-color" fo:font-weight="bold" officeooo:rsid="0019e0f6" officeooo:paragraph-rsid="0019e0f6" style:font-name-asian="Nimbus Mono L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1" style:family="text">
      <style:text-properties style:font-name="Liberation Mono" fo:font-size="13pt" fo:font-style="italic" style:text-underline-style="solid" style:text-underline-width="auto" style:text-underline-color="font-color" fo:font-weight="bold" officeooo:rsid="0019e0f6" style:font-name-asian="Nimbus Mono L" style:font-size-asian="13pt" style:font-style-asian="italic" style:font-weight-asian="bold" style:font-name-complex="Liberation Mono" style:font-size-complex="13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 1</text:p>
      <text:p text:style-name="P1"/>
      <text:p text:style-name="P1"/>
      <text:p text:style-name="P1">Make a folder called ./training-images/ inside the openface folder.</text:p>
      <text:p text:style-name="P1"/>
      <text:p text:style-name="P3">mkdir training-images</text:p>
      <text:p text:style-name="P1"/>
      <text:p text:style-name="P1"/>
      <text:p text:style-name="P4">Step 2</text:p>
      <text:p text:style-name="P4"/>
      <text:p text:style-name="P1">Make a subfolder for each person you want to recognize. For example:</text:p>
      <text:p text:style-name="P1"/>
      <text:p text:style-name="P3">mkdir ./training-images/will-ferrell/</text:p>
      <text:p text:style-name="P3">mkdir ./training-images/chad-smith/</text:p>
      <text:p text:style-name="P3">mkdir ./training-images/jimmy-fallon/</text:p>
      <text:p text:style-name="P1"/>
      <text:p text:style-name="P4">Step 3</text:p>
      <text:p text:style-name="P1"/>
      <text:p text:style-name="P1">Copy all your images of each person into the correct sub-folders. Make sure only one face appears in each image. There's no need to crop the image around the face. OpenFace will do that automatically.</text:p>
      <text:p text:style-name="P1"/>
      <text:p text:style-name="P4">Step 4</text:p>
      <text:p text:style-name="P1"/>
      <text:p text:style-name="P1">Run the openface scripts from inside the openface root directory:</text:p>
      <text:p text:style-name="P1"/>
      <text:p text:style-name="P1">First, do pose detection and alignment:</text:p>
      <text:p text:style-name="P1"/>
      <text:p text:style-name="P3">./util/align-dlib.py ./training-images/ align outerEyesAndNose ./aligned-images/ --size 96</text:p>
      <text:p text:style-name="P1"/>
      <text:p text:style-name="P1">This will create a new ./aligned-images/ subfolder with a cropped and aligned version of each of your test images.</text:p>
      <text:p text:style-name="P1"/>
      <text:p text:style-name="P1">Second, generate the representations from the aligned images:</text:p>
      <text:p text:style-name="P1"/>
      <text:p text:style-name="P3">./batch-represent/main.lua -outDir ./generated-embeddings/ -data ./aligned-images/</text:p>
      <text:p text:style-name="P1"/>
      <text:p text:style-name="P1">After you run this, the ./generated-embeddings/ sub-folder will contain a csv file with the embeddings for each image.</text:p>
      <text:p text:style-name="P1"/>
      <text:p text:style-name="P1">Third, train your face detection model:</text:p>
      <text:p text:style-name="P1"/>
      <text:p text:style-name="P3">./demos/classifier.py train ./generated-embeddings/</text:p>
      <text:p text:style-name="P1"/>
      <text:p text:style-name="P1">This will generate a new file called ./generated-embeddings/classifier.pkl. This file has the SVM model you'll use to recognize new faces.</text:p>
      <text:p text:style-name="P1"/>
      <text:p text:style-name="P1">At this point, you should have a working face recognizer!</text:p>
      <text:p text:style-name="P1"/>
      <text:p text:style-name="P4">Step 5: Recognize faces!</text:p>
      <text:p text:style-name="P1"/>
      <text:p text:style-name="P1">Get a new picture with an unknown face. Pass it to the classifier script like this:</text:p>
      <text:p text:style-name="P1"/>
      <text:p text:style-name="P3">./demos/classifier.py infer ./generated-embeddings/classifier.pkl your_test_image.jp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23:53:48.978863565</dc:date>
    <meta:editing-duration>PT2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09" meta:character-count="1535" meta:non-whitespace-character-count="1352"/>
  </office:meta>
</office:document-meta>
</file>